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140.44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1mm" fo:break-before="auto" style:use-optimal-row-height="false"/>
    </style:style>
    <style:style style:name="ro7" style:family="table-row">
      <style:table-row-properties style:row-height="13.69mm" fo:break-before="auto" style:use-optimal-row-height="fals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16.85mm" fo:break-before="auto" style:use-optimal-row-height="true"/>
    </style:style>
    <style:style style:name="ro11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7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  <style:style style:name="T7" style:family="text">
      <style:text-properties fo:color="#000000" fo:font-size="10pt" style:letter-kerning="true" fo:country="none" style:country-asian="none" style:font-name-asian="Arial" style:font-size-asian="10pt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text-emphasize="none"/>
    </style:style>
    <style:style style:name="T8" style:family="text">
      <style:text-properties fo:font-size="10pt" style:letter-kerning="true" fo:country="none" style:country-asian="none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text-emphasize="none" style:font-name-asian="Mangal" style:font-size-asian="12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NOT 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NOT 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NOT 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NOT 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NOT DONE</text:p>
          </table:table-cell>
          <table:table-cell/>
          <table:table-cell table:style-name="ce1" office:value-type="string" calcext:value-type="string">
            <text:p>15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NOT DONE</text:p>
          </table:table-cell>
          <table:table-cell/>
          <table:table-cell table:style-name="ce1" office:value-type="string" calcext:value-type="string">
            <text:p>16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NOT DONE</text:p>
          </table:table-cell>
          <table:table-cell/>
          <table:table-cell table:style-name="ce1" office:value-type="string" calcext:value-type="string">
            <text:p>16.06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NOT DONE</text:p>
          </table:table-cell>
          <table:table-cell/>
          <table:table-cell table:style-name="ce1" office:value-type="string" calcext:value-type="string">
            <text:p>17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Логирование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Сохранение состояния сессии</text:p>
          </table:table-cell>
          <table:table-cell table:number-columns-repeated="2"/>
          <table:table-cell table:style-name="ce1" office:value-type="string" calcext:value-type="string">
            <text:p>21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Оптимизация запросов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table:number-columns-repeated="2"/>
          <table:table-cell office:value-type="string" calcext:value-type="string">
            <text:p>2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Создать админа</text:p>
          </table:table-cell>
          <table:table-cell table:style-name="Default" table:number-columns-repeated="2"/>
          <table:table-cell office:value-type="string" calcext:value-type="string">
            <text:p>17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Юля</text:p>
          </table:table-cell>
          <table:table-cell office:value-type="string" calcext:value-type="string">
            <text:p>15.06</text:p>
          </table:table-cell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7" office:value-type="string" calcext:value-type="string">
            <text:p>NOT DONE</text:p>
          </table:table-cell>
          <table:table-cell office:value-type="string" calcext:value-type="string">
            <text:p><text:span text:style-name="T2">кнопка «Изменить статус МЛ» осталась активной для заявок, в которых отсутствует маршрутный лист. Кроме того, </text:span><text:span text:style-name="T7">у</text:span><text:span text:style-name="T8"> клиента появилась кнопка «Изменение статуса МЛ» (её убирали, так как клиент не может поменять статус всего маршрутного листа).</text:span>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8" office:value-type="string" calcext:value-type="string">
            <text:p>NOT DONE</text:p>
          </table:table-cell>
          <table:table-cell office:value-type="string" calcext:value-type="string">
            <text:p><text:span text:style-name="T5">Корректно отображается при наличии маршрутного листа. Однако возникла проблема с изменением статуса у накладной без маршрутного листа.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NOT DONE</text:p>
          </table:table-cell>
          <table:table-cell office:value-type="string" calcext:value-type="string">
            <text:p>Сережа</text:p>
          </table:table-cell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NOT DONE</text:p>
          </table:table-cell>
          <table:table-cell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9">
          <table:table-cell table:style-name="Default"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.00.0000</text:date>, <text:time style:data-style-name="N2" text:time-value="14:07:18.47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6-15T15:27:14.157000000</dc:date>
    <meta:editing-duration>PT11M35S</meta:editing-duration>
    <meta:editing-cycles>4</meta:editing-cycles>
    <meta:generator>LibreOffice/5.0.2.2$Windows_x86 LibreOffice_project/37b43f919e4de5eeaca9b9755ed688758a8251fe</meta:generator>
    <meta:document-statistic meta:table-count="2" meta:cell-count="127" meta:object-count="0"/>
  </office:meta>
</office:document-meta>
</file>